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text-properties fo:font-weight="bold" officeooo:rsid="012a7069" officeooo:paragraph-rsid="012a7069" style:font-weight-asian="bold" style:font-weight-complex="bold"/>
    </style:style>
    <style:style style:name="P2" style:family="paragraph" style:parent-style-name="Standard">
      <style:text-properties fo:font-weight="bold" officeooo:rsid="01b21c9f" officeooo:paragraph-rsid="01b21c9f" style:font-weight-asian="bold" style:font-weight-complex="bold"/>
    </style:style>
    <style:style style:name="P3" style:family="paragraph" style:parent-style-name="Standard">
      <style:text-properties fo:color="#000000" loext:opacity="100%" style:font-name="Liberation Serif" fo:font-size="12pt" fo:letter-spacing="normal" fo:language="en" fo:country="IE" fo:font-style="normal" fo:font-weight="bold" officeooo:rsid="01b21c9f" officeooo:paragraph-rsid="01b21c9f" style:font-size-asian="12pt" style:font-style-asian="normal" style:font-weight-asian="bold" style:font-size-complex="12pt" style:font-style-complex="normal" style:font-weight-complex="bold"/>
    </style:style>
    <style:style style:name="P4" style:family="paragraph" style:parent-style-name="Standard">
      <style:text-properties fo:color="#000000" loext:opacity="100%" style:font-name="Liberation Serif" fo:font-size="12pt" fo:letter-spacing="normal" fo:language="en" fo:country="IE" fo:font-style="normal" fo:font-weight="bold" officeooo:rsid="01b2280d" officeooo:paragraph-rsid="01b2280d" style:font-size-asian="12pt" style:font-style-asian="normal" style:font-weight-asian="bold" style:font-size-complex="12pt" style:font-style-complex="normal" style:font-weight-complex="bold"/>
    </style:style>
    <style:style style:name="P5" style:family="paragraph" style:parent-style-name="Standard">
      <style:text-properties fo:color="#000000" loext:opacity="100%" style:font-name="Liberation Serif" fo:font-size="12pt" fo:letter-spacing="normal" fo:language="en" fo:country="IE" fo:font-style="normal" fo:font-weight="bold" officeooo:rsid="01b5c714" officeooo:paragraph-rsid="01b5c714" style:font-size-asian="12pt" style:font-style-asian="normal" style:font-weight-asian="bold" style:font-size-complex="12pt" style:font-style-complex="normal" style:font-weight-complex="bold"/>
    </style:style>
    <style:style style:name="P6" style:family="paragraph" style:parent-style-name="Standard">
      <style:text-properties fo:color="#000000" loext:opacity="100%" style:font-name="Liberation Serif" fo:font-size="12pt" fo:letter-spacing="normal" fo:language="en" fo:country="IE" fo:font-style="normal" fo:font-weight="bold" officeooo:rsid="01be9619" officeooo:paragraph-rsid="01be9619" style:font-size-asian="12pt" style:font-style-asian="normal" style:font-weight-asian="bold" style:font-size-complex="12pt" style:font-style-complex="normal" style:font-weight-complex="bold"/>
    </style:style>
    <style:style style:name="P7" style:family="paragraph" style:parent-style-name="Standard">
      <style:text-properties fo:color="#000000" loext:opacity="100%" style:font-name="Liberation Serif" fo:font-size="12pt" fo:letter-spacing="normal" fo:language="en" fo:country="IE" fo:font-style="normal" fo:font-weight="bold" officeooo:rsid="01cb39f8" officeooo:paragraph-rsid="01cb39f8" style:font-size-asian="12pt" style:font-style-asian="normal" style:font-weight-asian="bold" style:font-size-complex="12pt" style:font-style-complex="normal" style:font-weight-complex="bold"/>
    </style:style>
    <style:style style:name="P8" style:family="paragraph" style:parent-style-name="Standard">
      <style:text-properties fo:color="#000000" loext:opacity="100%" style:font-name="Liberation Serif" fo:font-size="12pt" fo:letter-spacing="normal" fo:language="en" fo:country="IE" fo:font-style="normal" fo:font-weight="normal" officeooo:rsid="01b21c9f" officeooo:paragraph-rsid="01b21c9f"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Liberation Serif" fo:font-size="12pt" fo:letter-spacing="normal" fo:language="en" fo:country="IE" fo:font-style="normal" fo:font-weight="normal" officeooo:rsid="01b2280d" officeooo:paragraph-rsid="01b2280d"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Liberation Serif" fo:font-size="12pt" fo:letter-spacing="normal" fo:language="en" fo:country="IE" fo:font-style="normal" fo:font-weight="normal" officeooo:rsid="01b243ce" officeooo:paragraph-rsid="01b243ce"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Liberation Serif" fo:font-size="12pt" fo:letter-spacing="normal" fo:language="en" fo:country="IE" fo:font-style="normal" fo:font-weight="normal" officeooo:rsid="01b5c714" officeooo:paragraph-rsid="01b5c714"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Liberation Serif" fo:font-size="12pt" fo:letter-spacing="normal" fo:language="en" fo:country="IE" fo:font-style="normal" fo:font-weight="normal" officeooo:rsid="01bbcdcc" officeooo:paragraph-rsid="01bbcdcc"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Liberation Serif" fo:font-size="12pt" fo:letter-spacing="normal" fo:language="en" fo:country="IE" fo:font-style="normal" fo:font-weight="normal" officeooo:rsid="01be9619" officeooo:paragraph-rsid="01be9619"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Liberation Serif" fo:font-size="12pt" fo:letter-spacing="normal" fo:language="en" fo:country="IE" fo:font-style="normal" fo:font-weight="normal" officeooo:rsid="01be9619" officeooo:paragraph-rsid="01c633db"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Liberation Serif" fo:font-size="12pt" fo:letter-spacing="normal" fo:language="en" fo:country="IE" fo:font-style="normal" fo:font-weight="normal" officeooo:rsid="01bea6aa" officeooo:paragraph-rsid="01bea6aa"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Liberation Serif" fo:font-size="12pt" fo:letter-spacing="normal" fo:language="en" fo:country="IE" fo:font-style="normal" fo:font-weight="normal" officeooo:rsid="01c32784" officeooo:paragraph-rsid="01c32784"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Liberation Serif" fo:font-size="12pt" fo:letter-spacing="normal" fo:language="en" fo:country="IE" fo:font-style="normal" fo:font-weight="normal" officeooo:rsid="01c633db" officeooo:paragraph-rsid="01c633db"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Liberation Serif" fo:font-size="12pt" fo:letter-spacing="normal" fo:language="en" fo:country="IE" fo:font-style="normal" fo:font-weight="normal" officeooo:rsid="01cb39f8" officeooo:paragraph-rsid="01cb39f8"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Courier New" fo:font-size="10pt" fo:letter-spacing="normal" fo:language="en" fo:country="IE" fo:font-style="normal" fo:font-weight="normal" officeooo:rsid="01bfa8ff" officeooo:paragraph-rsid="01bfa8ff" style:font-size-asian="10pt" style:font-style-asian="normal" style:font-weight-asian="normal" style:font-size-complex="10pt" style:font-style-complex="normal" style:font-weight-complex="normal"/>
    </style:style>
    <style:style style:name="P20" style:family="paragraph" style:parent-style-name="Standard">
      <style:text-properties fo:color="#000000" loext:opacity="100%" style:font-name="Courier New" fo:font-size="10pt" fo:letter-spacing="normal" fo:language="en" fo:country="IE" fo:font-style="normal" fo:font-weight="normal" officeooo:rsid="01c18a17" officeooo:paragraph-rsid="01c18a17" style:font-size-asian="10pt" style:font-style-asian="normal" style:font-weight-asian="normal" style:font-size-complex="10pt" style:font-style-complex="normal" style:font-weight-complex="normal"/>
    </style:style>
    <style:style style:name="P21" style:family="paragraph" style:parent-style-name="Standard">
      <style:text-properties fo:color="#000000" loext:opacity="100%" style:font-name="Courier New" fo:font-size="10pt" fo:letter-spacing="normal" fo:language="en" fo:country="IE" fo:font-style="normal" fo:font-weight="normal" officeooo:rsid="01c71ad2" officeooo:paragraph-rsid="01c71ad2" style:font-size-asian="10pt" style:font-style-asian="normal" style:font-weight-asian="normal" style:font-size-complex="10pt" style:font-style-complex="normal" style:font-weight-complex="normal"/>
    </style:style>
    <style:style style:name="P22" style:family="paragraph" style:parent-style-name="Standard">
      <style:text-properties fo:color="#000000" loext:opacity="100%" style:font-name="Courier New" fo:font-size="8pt" fo:letter-spacing="normal" fo:language="en" fo:country="IE" fo:font-style="normal" fo:font-weight="normal" officeooo:rsid="01be9619" officeooo:paragraph-rsid="01be9619" style:font-size-asian="8pt" style:font-style-asian="normal" style:font-weight-asian="normal" style:font-size-complex="8pt" style:font-style-complex="normal" style:font-weight-complex="normal"/>
    </style:style>
    <style:style style:name="P23" style:family="paragraph" style:parent-style-name="Standard">
      <style:text-properties fo:color="#000000" loext:opacity="100%" style:font-name="Courier New" fo:font-size="8pt" fo:letter-spacing="normal" fo:language="en" fo:country="IE" fo:font-style="normal" fo:font-weight="normal" officeooo:rsid="01bea6aa" officeooo:paragraph-rsid="01bea6aa" style:font-size-asian="8pt" style:font-style-asian="normal" style:font-weight-asian="normal" style:font-size-complex="8pt" style:font-style-complex="normal" style:font-weight-complex="normal"/>
    </style:style>
    <style:style style:name="P24" style:family="paragraph" style:parent-style-name="Standard">
      <style:paragraph-properties fo:break-before="page"/>
      <style:text-properties fo:color="#000000" loext:opacity="100%" style:font-name="Liberation Serif" fo:font-size="12pt" fo:letter-spacing="normal" fo:language="en" fo:country="IE" fo:font-style="normal" fo:font-weight="bold" officeooo:rsid="01bbcdcc" officeooo:paragraph-rsid="01b5c714" style:font-size-asian="12pt" style:font-style-asian="normal" style:font-weight-asian="bold" style:font-size-complex="12pt" style:font-style-complex="normal" style:font-weight-complex="bold"/>
    </style:style>
    <style:style style:name="P25" style:family="paragraph" style:parent-style-name="Standard">
      <style:text-properties fo:color="#000000" loext:opacity="100%" style:font-name="Liberation Serif" fo:font-size="12pt" fo:letter-spacing="normal" fo:language="en" fo:country="IE" fo:font-style="normal" fo:font-weight="bold" officeooo:rsid="01d0fb2d" officeooo:paragraph-rsid="01d0fb2d" style:font-size-asian="12pt" style:font-style-asian="normal" style:font-weight-asian="bold" style:font-size-complex="12pt" style:font-style-complex="normal" style:font-weight-complex="bold"/>
    </style:style>
    <style:style style:name="P26" style:family="paragraph" style:parent-style-name="Standard">
      <style:text-properties fo:color="#000000" loext:opacity="100%" style:font-name="Liberation Serif" fo:font-size="12pt" fo:letter-spacing="normal" fo:language="en" fo:country="IE" fo:font-style="normal" fo:font-weight="normal" officeooo:rsid="01c4505c" officeooo:paragraph-rsid="01c633d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Liberation Serif" fo:font-size="12pt" fo:letter-spacing="normal" fo:language="en" fo:country="IE" fo:font-style="normal" fo:font-weight="normal" officeooo:rsid="01cb39f8" officeooo:paragraph-rsid="01cb39f8"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Liberation Serif" fo:font-size="12pt" fo:letter-spacing="normal" fo:language="en" fo:country="IE" fo:font-style="normal" fo:font-weight="normal" officeooo:rsid="01d0fb2d" officeooo:paragraph-rsid="01d0fb2d"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Liberation Serif" fo:font-size="12pt" fo:letter-spacing="normal" fo:language="en" fo:country="IE" fo:font-style="normal" fo:font-weight="normal" officeooo:rsid="01c633db" officeooo:paragraph-rsid="01c71ad2" style:font-size-asian="12pt" style:font-style-asian="normal" style:font-weight-asian="normal" style:font-size-complex="12pt" style:font-style-complex="normal" style:font-weight-complex="normal"/>
    </style:style>
    <style:style style:name="T1" style:family="text">
      <style:text-properties officeooo:rsid="01b2280d"/>
    </style:style>
    <style:style style:name="T2" style:family="text">
      <style:text-properties officeooo:rsid="01b243ce"/>
    </style:style>
    <style:style style:name="T3" style:family="text">
      <style:text-properties fo:font-style="italic" style:font-style-asian="italic" style:font-style-complex="italic"/>
    </style:style>
    <style:style style:name="T4" style:family="text">
      <style:text-properties officeooo:rsid="01b2a605"/>
    </style:style>
    <style:style style:name="T5" style:family="text">
      <style:text-properties officeooo:rsid="01b3d011"/>
    </style:style>
    <style:style style:name="T6" style:family="text">
      <style:text-properties officeooo:rsid="01b7b581"/>
    </style:style>
    <style:style style:name="T7" style:family="text">
      <style:text-properties officeooo:rsid="01b9ab24"/>
    </style:style>
    <style:style style:name="T8" style:family="text">
      <style:text-properties officeooo:rsid="01b9e745"/>
    </style:style>
    <style:style style:name="T9" style:family="text">
      <style:text-properties officeooo:rsid="01bcb36e"/>
    </style:style>
    <style:style style:name="T10" style:family="text">
      <style:text-properties officeooo:rsid="01be9619"/>
    </style:style>
    <style:style style:name="T11" style:family="text">
      <style:text-properties officeooo:rsid="01bea6aa"/>
    </style:style>
    <style:style style:name="T12" style:family="text">
      <style:text-properties officeooo:rsid="01bfa8ff"/>
    </style:style>
    <style:style style:name="T13" style:family="text">
      <style:text-properties officeooo:rsid="01c18a17"/>
    </style:style>
    <style:style style:name="T14" style:family="text">
      <style:text-properties officeooo:rsid="01c32784"/>
    </style:style>
    <style:style style:name="T15" style:family="text">
      <style:text-properties officeooo:rsid="01c4505c"/>
    </style:style>
    <style:style style:name="T16" style:family="text">
      <style:text-properties officeooo:rsid="01c71ad2"/>
    </style:style>
    <style:style style:name="T17" style:family="text">
      <style:text-properties officeooo:rsid="01c9162c"/>
    </style:style>
    <style:style style:name="T18" style:family="text">
      <style:text-properties officeooo:rsid="01ca164c"/>
    </style:style>
    <style:style style:name="T19" style:family="text">
      <style:text-properties officeooo:rsid="01ca89bc"/>
    </style:style>
    <style:style style:name="T20" style:family="text">
      <style:text-properties officeooo:rsid="01cd4d00"/>
    </style:style>
    <style:style style:name="T21" style:family="text">
      <style:text-properties officeooo:rsid="01ce2a27"/>
    </style:style>
    <style:style style:name="T22" style:family="text">
      <style:text-properties officeooo:rsid="01cefc90"/>
    </style:style>
    <style:style style:name="T23" style:family="text">
      <style:text-properties officeooo:rsid="01d01e09"/>
    </style:style>
    <style:style style:name="T24" style:family="text">
      <style:text-properties officeooo:rsid="01d0fb2d"/>
    </style:style>
    <style:style style:name="T25" style:family="text">
      <style:text-properties officeooo:rsid="01d25c67"/>
    </style:style>
    <style:style style:name="T26" style:family="text">
      <style:text-properties officeooo:rsid="01d3904f"/>
    </style:style>
    <style:style style:name="T27" style:family="text">
      <style:text-properties officeooo:rsid="01d3b9b6"/>
    </style:style>
    <style:style style:name="T28" style:family="text">
      <style:text-properties officeooo:rsid="01d594c2"/>
    </style:style>
    <style:style style:name="T29" style:family="text">
      <style:text-properties officeooo:rsid="01d626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ust Abstraction? Not so simple</text:p>
      <text:p text:style-name="P1"/>
      <text:p text:style-name="P8">Trust is a big part of TLS. The Server is expected to authenticate itself to the client, so that the client can trust the server. And optionally the Client should also prove its trustworth<text:span text:style-name="T7">i</text:span>ness to the server. Out of this trust-negotiation process both parties can obtain suitable session keys with which to encrypt their communications.</text:p>
      <text:p text:style-name="P8"/>
      <text:p text:style-name="P3"><text:span text:style-name="T17">Ephemeral k</text:span>ey exchange, sign the transcript</text:p>
      <text:p text:style-name="P8"/>
      <text:p text:style-name="P8">This is the current TLS1.3 way of doing it. It seems to put the cart-before-the-horse in that it calculates <text:span text:style-name="T27">a</text:span> session key first <text:span text:style-name="T27">using ephemeral Diffie-Hellman</text:span>, and <text:span text:style-name="T24">only </text:span>then establishes trust, the <text:span text:style-name="T1">clever </text:span>idea being that the sooner we have a shared session key, the sooner we can start encrypting things. A shared (unauthenticated) key is established, and then one or both parties digitally sign the transcript of the key exchange, which authenticates the original shared key after-the-fact.</text:p>
      <text:p text:style-name="P8"/>
      <text:p text:style-name="P8">In a post quantum world the simple solution <text:span text:style-name="T19">would be</text:span> <text:span text:style-name="T20">a drop in replacement</text:span> PQ key exchange followed by a <text:span text:style-name="T24">replacement </text:span>PQ digital signature. What’s wrong with that? Well part of the pain of going PQ is that everything gets bigger. In hindsight elliptic curves had us spoiled as <text:span text:style-name="T1">they</text:span> allowed <text:span text:style-name="T1">minimal exchanges of data and minimal signature sizes. Unfortunately PQ signatures tend to be massively bigger, which calls into question this whole approach.</text:span></text:p>
      <text:p text:style-name="P8"/>
      <text:p text:style-name="P4">KEMTLS – KEM for key exchange, KEM for signatures</text:p>
      <text:p text:style-name="P9"/>
      <text:p text:style-name="P9">Enter KEMTLS. But first what is a KEM – a Key Encapsulation Mechanism? It <text:span text:style-name="T17">i</text:span>s a more generic way of doing <text:span text:style-name="T21">what </text:span>Diffie-Hellman <text:span text:style-name="T21">does</text:span>, but is a little more elaborate. It is also not symmetrical like classic DH, but that is not a problem, as DH is not used symmetrically in TLS1.3 <text:span text:style-name="T2">anyway.</text:span></text:p>
      <text:p text:style-name="P9"/>
      <text:p text:style-name="P10">Alice generates a public/private key pair, PK and SK respectively. She sends PK to Bob who generates a random session key SS, which Bob encrypts (or <text:span text:style-name="T3">encapsulates</text:span>) with PK <text:span text:style-name="T12">to c</text:span><text:span text:style-name="T14">r</text:span><text:span text:style-name="T12">eate a ciphertext CT</text:span><text:span text:style-name="T14">(PK)</text:span><text:span text:style-name="T12"> </text:span>and sends <text:span text:style-name="T12">this</text:span> back to Alice who decrypts (<text:span text:style-name="T3">decapsulates</text:span>) it <text:span text:style-name="T5">using SK </text:span><text:span text:style-name="T12">to recover SS</text:span>. Now both share SS. But there is also randomness involved. Not only are Alice’s ephemeral key pair PK and SK generated randomly, the encryption by Bob also <text:span text:style-name="T27">often </text:span>involves randomness, so that the same SS does not encrypt the same way using the same PK.</text:p>
      <text:p text:style-name="P10"/>
      <text:p text:style-name="P10">Now a KEM can obviously be substituted for the first TLS1.3 key exchange. <text:span text:style-name="T4">Ho</text:span><text:span text:style-name="T5">w</text:span><text:span text:style-name="T4">ever </text:span><text:span text:style-name="T5">i</text:span>t can also be used to implement a kind of <text:span text:style-name="T17">implicit </text:span>signature. Recall that a verified digital signature proves that the signer possesses the <text:span text:style-name="T5">long term </text:span>private key that matches the public key. Similarly a successful KEM based key exchange <text:span text:style-name="T5">(this time using Alice’s long term public/</text:span><text:span text:style-name="T6">private</text:span><text:span text:style-name="T5"> key </text:span><text:span text:style-name="T6">pair</text:span><text:span text:style-name="T5">)</text:span>, where both parties end up with the same SS, also proves that Alice possesses <text:span text:style-name="T4">the matching </text:span><text:span text:style-name="T6">private</text:span><text:span text:style-name="T4"> key. She can prove this by encrypting something to Bob that decrypts correctly on his end. Unfortunately this “something” requires an extra flow of data from Alice to Bob. </text:span><text:span text:style-name="T9">But it does implicitly authenticate Alice.</text:span></text:p>
      <text:p text:style-name="P10"/>
      <text:p text:style-name="P11">What’s the point? <text:span text:style-name="T17">As of now proposed </text:span>PQ KEMs are a lot smaller than PQ signatures! However its not <text:span text:style-name="T6">really </text:span>TLS1.3 any more, it <text:span text:style-name="T6">i</text:span>s at best a tweaked version of TLS1.3 <text:span text:style-name="T6">as it involves </text:span><text:span text:style-name="T24">slightly </text:span><text:span text:style-name="T6">different data flows </text:span><text:span text:style-name="T24">and a slightly modified state machine</text:span>. But maybe TLS1.3 <text:span text:style-name="T3">needs</text:span> tweaking in a PQ world. <text:span text:style-name="T8">To accommodate this, </text:span><text:span text:style-name="T6">we need ours to be a tweakable TLS </text:span><text:span text:style-name="T28">(TwiiTLS?)</text:span></text:p>
      <text:p text:style-name="P11"/>
      <text:p text:style-name="P5"/>
      <text:p text:style-name="P24">TLS resumption?</text:p>
      <text:p text:style-name="P11"/>
      <text:p text:style-name="P12">It would appear that TLS resumption/preshared key is little impacted by this, as a digital signature is not required for resump<text:span text:style-name="T9">t</text:span>ion. So <text:span text:style-name="T10">here </text:span>only the DH key exchange needs to be substituted by a KEM <text:span text:style-name="T22">in a straightforward way. </text:span><text:span text:style-name="T28">But no extra flows, no changes to the state machine.</text:span></text:p>
      <text:p text:style-name="P12"/>
      <text:p text:style-name="P6">Over and backs – lets count them</text:p>
      <text:p text:style-name="P13"/>
      <text:p text:style-name="P14">In classic TLS, it goes like this <text:span text:style-name="T11">(very simplifed). </text:span><text:span text:style-name="T15">Here LTPK is the Server’s </text:span><text:span text:style-name="T22">L</text:span><text:span text:style-name="T15">ong </text:span><text:span text:style-name="T22">T</text:span><text:span text:style-name="T15">erm Public Key. </text:span><text:span text:style-name="T16">Note that a session key can be derived from a </text:span><text:span text:style-name="T17">received </text:span><text:span text:style-name="T16">key share or </text:span><text:span text:style-name="T17">when a CT is c</text:span><text:span text:style-name="T24">reated</text:span><text:span text:style-name="T17"> or </text:span><text:span text:style-name="T24">decapsulat</text:span><text:span text:style-name="T16">ed, </text:span><text:span text:style-name="T17">and can be used to encrypt anything that follows.</text:span></text:p>
      <text:p text:style-name="P14"/>
      <text:p text:style-name="P26">The client is transmitting left-to-right, and the server right-to-left.</text:p>
      <text:p text:style-name="P13"/>
      <text:p text:style-name="P22">clientHello+key share ------&gt;</text:p>
      <text:p text:style-name="P22">&lt;------serverHello+key share+<text:span text:style-name="T24">{</text:span><text:span text:style-name="T15">LTPK+</text:span>certificate chain+<text:span text:style-name="T15">Signature+</text:span><text:span text:style-name="T11">Finished</text:span><text:span text:style-name="T24">}</text:span><text:span text:style-name="T11">+</text:span><text:span text:style-name="T24">[</text:span><text:span text:style-name="T11">application data</text:span><text:span text:style-name="T24">]</text:span></text:p>
      <text:p text:style-name="P23">Finished+application data -----&gt;</text:p>
      <text:p text:style-name="P12"/>
      <text:p text:style-name="P15">Note that the server can start blasting away with <text:span text:style-name="T15">encrypted </text:span>application data almost immediately. <text:span text:style-name="T25">So even as a client is finishing off the handshake its input buffer can be filling up with application data. </text:span><text:span text:style-name="T26">The effect is to make TLS appear to be very responsive.</text:span></text:p>
      <text:p text:style-name="P15"/>
      <text:p text:style-name="P15">In KEMTLS, it goes like this <text:span text:style-name="T12">(here STPK is a short term Public Key)</text:span></text:p>
      <text:p text:style-name="P15"/>
      <text:p text:style-name="P19">clientHello+STPK ------&gt;</text:p>
      <text:p text:style-name="P19">&lt;------- serverHello+CT<text:span text:style-name="T13">(STPK)</text:span>+<text:span text:style-name="T24">{</text:span>LTPK+certificate chain<text:span text:style-name="T24">}</text:span></text:p>
      <text:p text:style-name="P20"><text:span text:style-name="T24">{</text:span>CT(LTPK)<text:span text:style-name="T14">+Finished</text:span><text:span text:style-name="T24">}</text:span><text:span text:style-name="T14">+</text:span><text:span text:style-name="T24">[</text:span><text:span text:style-name="T14">application data</text:span><text:span text:style-name="T24">]</text:span><text:span text:style-name="T14"> ------&gt;</text:span></text:p>
      <text:p text:style-name="P20">&lt;------- <text:span text:style-name="T24">{</text:span><text:span text:style-name="T14">Finished</text:span><text:span text:style-name="T24">}</text:span><text:span text:style-name="T14">+</text:span><text:span text:style-name="T24">[</text:span><text:span text:style-name="T14">application data</text:span><text:span text:style-name="T24">]</text:span></text:p>
      <text:p text:style-name="P8"/>
      <text:p text:style-name="P16">Note the extra communication, and that the server must delay sending application data. <text:span text:style-name="T17">Those are the major downsides of KEMTLS.</text:span></text:p>
      <text:p text:style-name="P16"/>
      <text:p text:style-name="P17">Finally lets consider the IBE-based method discussed in an earlier blog. Here IDS is the server’s URL. <text:span text:style-name="T18">The client is assumed to hold a copy of the Trusted authority’s public key.</text:span></text:p>
      <text:p text:style-name="P17"/>
      <text:p text:style-name="P21">CT(IDS)+<text:span text:style-name="T24">{</text:span>clientHello+STPK<text:span text:style-name="T24">}</text:span> ------&gt;</text:p>
      <text:p text:style-name="P21">&lt;-------- <text:span text:style-name="T24">{</text:span>serverHello+CT(STPK)+Finished<text:span text:style-name="T24">}</text:span>+<text:span text:style-name="T24">[</text:span>application data<text:span text:style-name="T24">]</text:span></text:p>
      <text:p text:style-name="P21"><text:span text:style-name="T24">{</text:span>Finished<text:span text:style-name="T24">}</text:span>+<text:span text:style-name="T24">[</text:span>application data<text:span text:style-name="T24">]</text:span> -----&gt;</text:p>
      <text:p text:style-name="P29"/>
      <text:p text:style-name="P7">Trust Abstraction</text:p>
      <text:p text:style-name="P18"/>
      <text:p text:style-name="P18">So it would appear that trust management can not be abstracted out from TLS in a simple way, as the way it is done <text:span text:style-name="T29">may </text:span><text:span text:style-name="T26">impl</text:span><text:span text:style-name="T29">y</text:span> <text:span text:style-name="T23">some structural </text:span>changes to TLS.</text:p>
      <text:p text:style-name="P18"/>
      <text:p text:style-name="P25">Next moves</text:p>
      <text:p text:style-name="P28"/>
      <text:p text:style-name="P28">A good starting point would be to put up a public-facing KEMTLS test server. Such a thing does not exist AFAIK. We also need a tweakable state machine to support the various possibilit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3:37:15.738000000</meta:creation-date>
    <dc:date>2021-11-22T11:01:44.118000000</dc:date>
    <meta:editing-duration>P5DT1H6M30S</meta:editing-duration>
    <meta:editing-cycles>284</meta:editing-cycles>
    <meta:generator>LibreOffice/7.2.2.2$Windows_X86_64 LibreOffice_project/02b2acce88a210515b4a5bb2e46cbfb63fe97d56</meta:generator>
    <meta:document-statistic meta:table-count="0" meta:image-count="0" meta:object-count="0" meta:page-count="2" meta:paragraph-count="33" meta:word-count="881" meta:character-count="5368" meta:non-whitespace-character-count="4524"/>
  </office:meta>
</office:document-meta>
</file>